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3" office:value-type="string" calcext:value-type="string">
            <text:p>dep</text:p>
          </table:table-cell>
          <table:table-cell table:style-name="ce1" office:value-type="string" calcext:value-type="string">
            <text:p>nbr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5643" calcext:value-type="float">
            <text:p>564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89563" calcext:value-type="float">
            <text:p>8956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8535634" calcext:value-type="float">
            <text:p>8535634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1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4563" calcext:value-type="float">
            <text:p>4563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2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52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time-style style:name="N111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number-style style:name="N12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13">
      <number:day number:style="long"/>
      <number:text>-</number:text>
      <number:month number:textual="true"/>
    </number:date-style>
    <number:date-style style:name="N126">
      <number:day number:style="long"/>
      <number:text>-</number:text>
      <number:month number:textual="true"/>
      <number:text>-</number:text>
      <number:year/>
    </number:date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3:13:33.052761049</meta:creation-date>
    <dc:date>2023-07-25T10:01:30.692282759</dc:date>
    <meta:editing-duration>PT8M40S</meta:editing-duration>
    <meta:editing-cycles>7</meta:editing-cycles>
    <meta:generator>LibreOffice/7.3.7.2$Linux_X86_64 LibreOffice_project/30$Build-2</meta:generator>
    <meta:document-statistic meta:table-count="1" meta:cell-count="104" meta:object-count="0"/>
  </office:meta>
</office:document-meta>
</file>